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">
      <style:paragraph-properties fo:margin-top="0cm" fo:margin-bottom="0cm"/>
    </style:style>
    <style:style style:name="P20" style:family="paragraph" style:parent-style-name="Text_20_body" style:list-style-name="L2">
      <style:paragraph-properties fo:margin-top="0cm" fo:margin-bottom="0cm"/>
    </style:style>
    <style:style style:name="P21" style:family="paragraph" style:parent-style-name="Text_20_body" style:list-style-name="L3">
      <style:paragraph-properties fo:margin-top="0cm" fo:margin-bottom="0cm"/>
    </style:style>
    <style:style style:name="P22" style:family="paragraph" style:parent-style-name="Text_20_body" style:list-style-name="L4">
      <style:paragraph-properties fo:margin-top="0cm" fo:margin-bottom="0cm"/>
    </style:style>
    <style:style style:name="P23" style:family="paragraph" style:parent-style-name="Text_20_body" style:list-style-name="L5">
      <style:paragraph-properties fo:margin-top="0cm" fo:margin-bottom="0cm"/>
    </style:style>
    <style:style style:name="P24" style:family="paragraph" style:parent-style-name="Text_20_body" style:list-style-name="L6">
      <style:paragraph-properties fo:margin-top="0cm" fo:margin-bottom="0cm"/>
    </style:style>
    <style:style style:name="P25" style:family="paragraph" style:parent-style-name="Text_20_body" style:list-style-name="L7">
      <style:paragraph-properties fo:margin-top="0cm" fo:margin-bottom="0cm"/>
    </style:style>
    <style:style style:name="P26" style:family="paragraph" style:parent-style-name="Text_20_body" style:list-style-name="L8">
      <style:paragraph-properties fo:margin-top="0cm" fo:margin-bottom="0cm"/>
    </style:style>
    <style:style style:name="P27" style:family="paragraph" style:parent-style-name="Text_20_body" style:list-style-name="L9">
      <style:paragraph-properties fo:margin-top="0cm" fo:margin-bottom="0cm"/>
    </style:style>
    <style:style style:name="P28" style:family="paragraph" style:parent-style-name="Text_20_body" style:list-style-name="L10">
      <style:paragraph-properties fo:margin-top="0cm" fo:margin-bottom="0cm"/>
    </style:style>
    <style:style style:name="P29" style:family="paragraph" style:parent-style-name="Text_20_body" style:list-style-name="L11">
      <style:paragraph-properties fo:margin-top="0cm" fo:margin-bottom="0cm"/>
    </style:style>
    <style:style style:name="P30" style:family="paragraph" style:parent-style-name="Text_20_body" style:list-style-name="L12">
      <style:paragraph-properties fo:margin-top="0cm" fo:margin-bottom="0cm"/>
    </style:style>
    <style:style style:name="P31" style:family="paragraph" style:parent-style-name="Text_20_body" style:list-style-name="L13">
      <style:paragraph-properties fo:margin-top="0cm" fo:margin-bottom="0cm"/>
    </style:style>
    <style:style style:name="P32" style:family="paragraph" style:parent-style-name="Text_20_body" style:list-style-name="L14">
      <style:paragraph-properties fo:margin-top="0cm" fo:margin-bottom="0cm"/>
    </style:style>
    <style:style style:name="P33" style:family="paragraph" style:parent-style-name="Text_20_body" style:list-style-name="L15">
      <style:paragraph-properties fo:margin-top="0cm" fo:margin-bottom="0cm"/>
    </style:style>
    <style:style style:name="P34" style:family="paragraph" style:parent-style-name="Text_20_body" style:list-style-name="L16">
      <style:paragraph-properties fo:margin-top="0cm" fo:margin-bottom="0cm"/>
    </style:style>
    <style:style style:name="P35" style:family="paragraph" style:parent-style-name="Text_20_body" style:list-style-name="L17">
      <style:paragraph-properties fo:margin-top="0cm" fo:margin-bottom="0cm"/>
    </style:style>
    <style:style style:name="P36" style:family="paragraph" style:parent-style-name="Text_20_body" style:list-style-name="L18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Procedura pobierania i wstawiania danych z PDG do oktoniona (dla człowieka)</text:h>
      <text:p text:style-name="Text_20_body">Poniżej opisuję krok po kroku, jak pobrać dane z PDG, co konkretnie pobieramy, gdzie wstawiamy do wektora oktoniona (8D: e0 real + e1-e7 imaginaria), jak wygląda normalizacja do zakresu 0-1, i dlaczego tak (z uzasadnieniem z modelu).</text:p>
      <text:h text:style-name="Heading_20_3" text:outline-level="3">Przemyślana metoda robienia danych wejściowych z PDG (bez utraty imaginariów)</text:h>
      <text:p text:style-name="Text_20_body">Aby zrobić to dobrze, zgodnie z modelem (z plików PDF: minimalizm, emergent m_eff z Im po twist, rygor na małe Im nawet blisko ε, no approx, mpmath dps=200+ dla stabilności β ≈ 1 - 10^{-50}):</text:p>
      <text:list xml:id="list7747223049000837371" text:style-name="L18">
        <text:list-item>
          <text:p text:style-name="P36"><text:span text:style-name="Strong_20_Emphasis">Pobieranie</text:span>: Tylko masy m (centralne z PDG 2024, max precyzja z PDF – bez błędów, bo model toy). </text:p>
        </text:list-item>
        <text:list-item>
          <text:p text:style-name="P36"><text:span text:style-name="Strong_20_Emphasis">Skalowanie</text:span>: m_norm = m / m_t (m_t = 172.57 GeV, ref scale SM; 0-1 bez log, linearne jak shader uniform). </text:p>
        </text:list-item>
        <text:list-item>
          <text:p text:style-name="P36"><text:span text:style-name="Strong_20_Emphasis">β</text:span>: = 1 - ε (ε = 1e-50, dla stable; wynika z modelu SR unbounded trajectories). </text:p>
        </text:list-item>
        <text:list-item>
          <text:p text:style-name="P36"><text:span text:style-name="Strong_20_Emphasis">Real</text:span>: = sqrt(1 - β²) = sqrt(2ε - ε²) ≈ sqrt(2e-50) – bardzo małe, precyzyjne (masa emergent z Im po twist). </text:p>
        </text:list-item>
        <text:list-item>
          <text:p text:style-name="P36"><text:span text:style-name="Strong_20_Emphasis">Im1</text:span>: = β. </text:p>
        </text:list-item>
        <text:list-item>
          <text:p text:style-name="P36"><text:span text:style-name="Strong_20_Emphasis">Im2</text:span>: = 1 (c=1 banalne). </text:p>
        </text:list-item>
        <text:list-item>
          <text:p text:style-name="P36"><text:span text:style-name="Strong_20_Emphasis">Im3</text:span>: = a_e/g-2 anomalia (z PDG, scaled 0-1 by max a_mu ≈0.00116). </text:p>
        </text:list-item>
        <text:list-item>
          <text:p text:style-name="P36"><text:span text:style-name="Strong_20_Emphasis">Im4–Im7</text:span>: = m_norm kwarków/leptonów/bozonów (rozłożone po dims dla colors/generacji; dla leptonów 0). </text:p>
        </text:list-item>
        <text:list-item>
          <text:p text:style-name="P36"><text:span text:style-name="Strong_20_Emphasis">Fluktuacje</text:span>: Dodaj do małych Im ε-level perturbacje (np. +ε * rand w [0,1], ale deterministycznie – model nie pozwala ignorować blisko ε). </text:p>
        </text:list-item>
        <text:list-item>
          <text:p text:style-name="P36"><text:span text:style-name="Strong_20_Emphasis">Normalizacja</text:span>: vec / |vec|, dps=200, bez utraty cyfr (mpmath). </text:p>
        </text:list-item>
        <text:list-item>
          <text:p text:style-name="P18"><text:span text:style-name="Strong_20_Emphasis">Dla kompozytów (proton)</text:span>: Średnia m_u + m_u + m_d, rozłoż na Im4–Im6, Im7 = fluktuacja rzędu ε * m_avg. </text:p>
        </text:list-item>
      </text:list>
      <text:p text:style-name="Text_20_body">To zapewnia rygor – małe Im nie giną, nawet &lt;1e-50.</text:p>
      <text:p text:style-name="Text_20_body"/>
      <text:h text:style-name="Heading_20_4" text:outline-level="4">Krok 1: Co pobieramy z PDG</text:h>
      <text:p text:style-name="Text_20_body">Pobieramy <text:span text:style-name="Strong_20_Emphasis">masy cząstek</text:span> (quarków i bozonów W/Z – traktowanych jako "heavy quark-like" dla emergent weak w O). To jedyne dane numeryczne z PDG używane do wypełnienia imaginariów.</text:p>
      <text:list xml:id="list5712523512769968793" text:style-name="L1">
        <text:list-item>
          <text:p text:style-name="P19"><text:span text:style-name="Strong_20_Emphasis">Gdzie pobrać</text:span>: Z oficjalnej strony PDG (pdg.lbl.gov) – pobierz PDF "Review of Particle Physics 2024" (Phys. Rev. D 110, 030001) lub bezpośrednio summary tables:</text:p>
          <text:list>
            <text:list-item>
              <text:p text:style-name="P19">Dla quarków: rpp2024-sum-quarks.pdf (tabela "Quark masses" w MS scheme). </text:p>
            </text:list-item>
            <text:list-item>
              <text:p text:style-name="P19">Dla bozonów W/Z: rpp2024-sum-gauge-higgs-bosons.pdf (tabela "W and Z bosons"). </text:p>
            </text:list-item>
          </text:list>
        </text:list-item>
        <text:list-item>
          <text:p text:style-name="P19"><text:span text:style-name="Strong_20_Emphasis">Jak pobrać</text:span>: Wejdź na pdg.lbl.gov/2024/download.html, pobierz PDF, otwórz w czytniku (np. Adobe Reader), wyszukaj "masses". Skopiuj centralne wartości numeryczne (ignoruj błędy – model toy, nie potrzebuje niepewności). </text:p>
        </text:list-item>
        <text:list-item>
          <text:p text:style-name="P19"><text:span text:style-name="Strong_20_Emphasis">Aktualne wartości (z PDG 2024, centralne)</text:span>:</text:p>
          <text:list>
            <text:list-item>
              <text:p text:style-name="P19">u: 2.16 MeV (at μ=2 GeV) </text:p>
            </text:list-item>
            <text:list-item>
              <text:p text:style-name="P19">d: 4.70 MeV (at μ=2 GeV) </text:p>
            </text:list-item>
            <text:list-item>
              <text:p text:style-name="P19">s: 93.5 MeV (at μ=2 GeV) </text:p>
            </text:list-item>
            <text:list-item>
              <text:p text:style-name="P19">c: 1.273 GeV (at m_c) </text:p>
            </text:list-item>
            <text:list-item>
              <text:p text:style-name="P19"><text:soft-page-break/>b: 4.183 GeV (at m_b) </text:p>
            </text:list-item>
            <text:list-item>
              <text:p text:style-name="P19">t: 172.57 GeV </text:p>
            </text:list-item>
            <text:list-item>
              <text:p text:style-name="P19">W: 80.369 GeV </text:p>
            </text:list-item>
            <text:list-item>
              <text:p text:style-name="P1">Z: 91.188 GeV </text:p>
            </text:list-item>
          </text:list>
        </text:list-item>
      </text:list>
      <text:p text:style-name="Text_20_body">Użyj tych wartości (w GeV dla spójności – przelicz MeV na GeV dzieląc przez 1000).</text:p>
      <text:h text:style-name="Heading_20_4" text:outline-level="4">Krok 2: Gdzie wstawiamy dane do oktoniona</text:h>
      <text:p text:style-name="Text_20_body">Oktonion to wektor 8D: [e0 (real), e1 (Im1), e2 (Im2), e3 (Im3), e4 (Im4), e5 (Im5), e6 (Im6), e7 (Im7)].</text:p>
      <text:list xml:id="list254257602729239509" text:style-name="L2">
        <text:list-item>
          <text:p text:style-name="P20">e0 (real): Wstaw 0 (model zakłada massless-like base lub emergent m_eff = sin(φ) po twist; real=0 dla czystych pól). </text:p>
        </text:list-item>
        <text:list-item>
          <text:p text:style-name="P20">e1 (Im1): Wstaw β (prędkość, 1 lub blisko 1 – patrz poniżej). </text:p>
        </text:list-item>
        <text:list-item>
          <text:p text:style-name="P20">e2 (Im2): Wstaw 1 (c=1 banalne, invariant modelu). </text:p>
        </text:list-item>
        <text:list-item>
          <text:p text:style-name="P20">e3 (Im3): Wstaw 0 (brak anomalii w PDG dla tych cząstek w modelu). </text:p>
        </text:list-item>
        <text:list-item>
          <text:p text:style-name="P20">e4–e7 (Im4–Im7): Wstaw znormalizowane masy z PDG (patrz krok 3) – przypisz do generacji/kolorów emergentnie:</text:p>
          <text:list>
            <text:list-item>
              <text:p text:style-name="P20">e4: norma m_u </text:p>
            </text:list-item>
            <text:list-item>
              <text:p text:style-name="P20">e5: norma m_d </text:p>
            </text:list-item>
            <text:list-item>
              <text:p text:style-name="P20">e6: norma m_s </text:p>
            </text:list-item>
            <text:list-item>
              <text:p text:style-name="P2">e7: norma m_c (b,t emergent w S 16D; W/Z emergent off-shell Im w swap dims 4–7). </text:p>
            </text:list-item>
          </text:list>
        </text:list-item>
      </text:list>
      <text:h text:style-name="Heading_20_4" text:outline-level="4">Krok 3: Jak wygląda normalizacja do zakresu 0-1</text:h>
      <text:list xml:id="list5586173842856922122" text:style-name="L3">
        <text:list-item>
          <text:p text:style-name="P21"><text:span text:style-name="Strong_20_Emphasis">Skalowanie mas do 0-1</text:span>: Dla każdej masy m_k oblicz m_norm_k = m_k / m_max, gdzie m_max = m_t = 172.57 GeV (największa masa w SM, ref scale modelu).</text:p>
          <text:list>
            <text:list-item>
              <text:p text:style-name="P21">Przelicz wszystkie m do GeV (u,d,s już w MeV – podziel przez 1000). </text:p>
            </text:list-item>
            <text:list-item>
              <text:p text:style-name="P21">Przykład: m_u = 0.00216 GeV, m_norm_u = 0.00216 / 172.57 ≈ 0.0000125. </text:p>
            </text:list-item>
          </text:list>
        </text:list-item>
        <text:list-item>
          <text:p text:style-name="P21"><text:span text:style-name="Strong_20_Emphasis">Wstaw β (prędkość)</text:span>: β = 1 (lub 1 - 1e-50 dla stabilności numerycznej; wynika z modelu SR, v=β c, c=1, dla unbounded trajectories). </text:p>
        </text:list-item>
        <text:list-item>
          <text:p text:style-name="P21"><text:span text:style-name="Strong_20_Emphasis">Zbuduj raw wektor</text:span>: [0, β, 1, 0, m_norm_u, m_norm_d, m_norm_s, m_norm_c]. </text:p>
        </text:list-item>
        <text:list-item>
          <text:p text:style-name="P3"><text:span text:style-name="Strong_20_Emphasis">Finalna normalizacja</text:span>: Oblicz |raw| = sqrt(sum(x² for x in raw)). Potem o = [x / |raw| for x in raw] – to zapewnia E² = |o|² = 1 (rygor modelu). </text:p>
        </text:list-item>
      </text:list>
      <text:p text:style-name="Text_20_body">Przykład liczbowy (z wartościami powyżej):</text:p>
      <text:list xml:id="list2521095078690641419" text:style-name="L4">
        <text:list-item>
          <text:p text:style-name="P22">raw = [0, 1, 1, 0, 0.0000125, 0.0000272, 0.000541, 0.00737] </text:p>
        </text:list-item>
        <text:list-item>
          <text:p text:style-name="P22">|raw| ≈ sqrt(1² + 1² + ... ) ≈ 1.4142 </text:p>
        </text:list-item>
        <text:list-item>
          <text:p text:style-name="P4">o ≈ [0, 0.7071, 0.7071, 0, 8.8e-6, 1.9e-5, 3.8e-4, 0.00521] </text:p>
        </text:list-item>
      </text:list>
      <text:h text:style-name="Heading_20_4" text:outline-level="4">Krok 4: Dlaczego tak (uzasadnienie z modelu)</text:h>
      <text:list xml:id="list2005509465623293319" text:style-name="L5">
        <text:list-item>
          <text:p text:style-name="P23"><text:span text:style-name="Strong_20_Emphasis">Pobieramy tylko masy</text:span>: Bo model minimalistyczny – masy to jedyne PDG dane do imaginariów (fluktuacje proportional to mass ratios, emergent generacje/kolory z triality G₂ w O). </text:p>
        </text:list-item>
        <text:list-item>
          <text:p text:style-name="P23"><text:span text:style-name="Strong_20_Emphasis">Skalowanie m / m_max = 0-1</text:span>: To shader-like input (uniform vec 0-1 po scale, jak GPU uniform for 8D vec), umożliwia emergent proporcje (np. m_u/m_d ~0.46 → Im4/Im5 ~0.46, po twist iφ daje CP ~10^{-3}, Γ mimic z std(Im)). </text:p>
        </text:list-item>
        <text:list-item>
          <text:p text:style-name="P23"><text:span text:style-name="Strong_20_Emphasis">Beta = prędkość</text:span>: Wynika z modelu SR (E² = (pc)² + (mc²)², c=1, β = v/c = p/E, dla massless/high energy β≈1; unbounded SR trajectories stable at β=1-1e-50). </text:p>
        </text:list-item>
        <text:list-item>
          <text:p text:style-name="P5"><text:soft-page-break/><text:span text:style-name="Strong_20_Emphasis">Normalizacja |o| =1</text:span>: Rygor E²=1 (invariant modelu), unit sphere S^7 for emergent QM wave-like (superposition from embeddings, interference from std(Im)). </text:p>
        </text:list-item>
      </text:list>
      <text:p text:style-name="Text_20_body"/>
      <text:p text:style-name="Standard"/>
      <text:h text:style-name="Heading_20_3" text:outline-level="3">Procedura pobierania i wstawiania danych z PDG dla elektronu (krok po kroku dla człowieka)</text:h>
      <text:h text:style-name="Heading_20_4" text:outline-level="4">Krok 1: Pobieramy masę elektronu</text:h>
      <text:p text:style-name="Text_20_body">Pobieramy wartość masy elektronu w jednostkach MeV.</text:p>
      <text:list xml:id="list6468741518159867432" text:style-name="L6">
        <text:list-item>
          <text:p text:style-name="P24">Skąd: Z oficjalnej strony PDG (pdg.lbl.gov) – pobierz PDF "Review of Particle Physics 2024" lub bezpośrednio listing dla elektronu (rpp2024-list-electron.pdf). Otwórz PDF, wyszukaj sekcję "Electron mass m". Weź centralną wartość (ignoruj niepewność). </text:p>
        </text:list-item>
        <text:list-item>
          <text:p text:style-name="P6">Wartość: 0.51099895000 MeV. </text:p>
        </text:list-item>
      </text:list>
      <text:h text:style-name="Heading_20_4" text:outline-level="4">Krok 2: Pobieramy prędkość β</text:h>
      <text:p text:style-name="Text_20_body">Pobieramy prędkość β jako parametr modelu (wynikający z SR, β = v/c).</text:p>
      <text:list xml:id="list4986997391730845319" text:style-name="L7">
        <text:list-item>
          <text:p text:style-name="P25">Skąd: Nie bezpośrednio z PDG (brak v dla cząstek), ale z kontekstu stabilności elektronu w PDG (stable particle) – β blisko 1 (dla precyzji do 10^{-50}). Weź β = 1 - 1e-50 z modelu. </text:p>
        </text:list-item>
        <text:list-item>
          <text:p text:style-name="P7">Wartość: β = 0.99999999999999999999999999999999999999999999999999. </text:p>
        </text:list-item>
      </text:list>
      <text:h text:style-name="Heading_20_4" text:outline-level="4">Krok 3: Pobieramy dane dla c (pole EM – ładunek)</text:h>
      <text:p text:style-name="Text_20_body">Pobieramy wartość ładunku elektrycznego elektronu.</text:p>
      <text:list xml:id="list2490286962593276693" text:style-name="L8">
        <text:list-item>
          <text:p text:style-name="P26">Skąd: Z PDG PDF dla elektronu (rpp2024-list-electron.pdf), sekcja "Electric charge q". Weź absolutną wartość |q|. </text:p>
        </text:list-item>
        <text:list-item>
          <text:p text:style-name="P8">Wartość: q = -1 (absolutna 1). </text:p>
        </text:list-item>
      </text:list>
      <text:h text:style-name="Heading_20_4" text:outline-level="4">Krok 4: Pobieramy dane dla d (pole EM – anomalia magnetyczna)</text:h>
      <text:p text:style-name="Text_20_body">Pobieramy wartość anomalii magnetycznego momentu dipolowego (a_e = (g-2)/2).</text:p>
      <text:list xml:id="list2522611809782514248" text:style-name="L9">
        <text:list-item>
          <text:p text:style-name="P27">Skąd: Z PDG PDF dla elektronu (rpp2024-list-electron.pdf), sekcja "Anomalous magnetic moment a_e". Weź centralną wartość. </text:p>
        </text:list-item>
        <text:list-item>
          <text:p text:style-name="P9">Wartość: 0.00115965218062. </text:p>
        </text:list-item>
      </text:list>
      <text:h text:style-name="Heading_20_4" text:outline-level="4">Krok 5: Wstawiamy dane do quaternionu (wektor 4D)</text:h>
      <text:list xml:id="list5072256391853713389" text:style-name="L10">
        <text:list-item>
          <text:p text:style-name="P28">Real (e0): Wstaw sqrt(1 - β²) z masy (masa emergentna z real po normalizacji, ale start z sqrt dla SR). </text:p>
        </text:list-item>
        <text:list-item>
          <text:p text:style-name="P28">Im1 (e1): Wstaw β. </text:p>
        </text:list-item>
        <text:list-item>
          <text:p text:style-name="P28">Im2 (e2): Wstaw c = 1 (z ładunku, normowane |q| = 1). </text:p>
        </text:list-item>
        <text:list-item>
          <text:p text:style-name="P10">Im3 (e3): Wstaw d = wartość anomalii. </text:p>
        </text:list-item>
      </text:list>
      <text:h text:style-name="Heading_20_4" text:outline-level="4">Krok 6: Normalizacja wektora do zakresu 0-1</text:h>
      <text:list xml:id="list968540590329040897" text:style-name="L11">
        <text:list-item>
          <text:p text:style-name="P29">Zbuduj raw wektor: [real, Im1, Im2, Im3]. </text:p>
        </text:list-item>
        <text:list-item>
          <text:p text:style-name="P29">Oblicz normę: sqrt(sum(x² for x in raw)). </text:p>
        </text:list-item>
        <text:list-item>
          <text:p text:style-name="P11">Podziel każdy komponent przez normę: normalized = [x / norm for x in raw] – to zapewnia |<text:soft-page-break/>vec|² = 1 (E² = 1). Komponenty automatycznie w 0-1 po skalowaniu (bo β≈1, c=1 dominują). </text:p>
        </text:list-item>
      </text:list>
      <text:p text:style-name="Text_20_body"/>
      <text:h text:style-name="Heading_20_3" text:outline-level="3">Procedura pobierania i wstawiania danych z PDG dla protonu (krok po kroku dla człowieka)</text:h>
      <text:h text:style-name="Heading_20_4" text:outline-level="4">Krok 1: Pobieramy masę protonu</text:h>
      <text:p text:style-name="Text_20_body">Pobieramy wartość masy protonu w jednostkach MeV.</text:p>
      <text:list xml:id="list5515104832850986469" text:style-name="L12">
        <text:list-item>
          <text:p text:style-name="P30">Skąd: Z oficjalnej strony PDG (pdg.lbl.gov) – pobierz PDF "Review of Particle Physics 2024" lub bezpośrednio listing dla protonu (rpp2024-list-p.pdf). Otwórz PDF, wyszukaj sekcję "Proton mass m". Weź centralną wartość. </text:p>
        </text:list-item>
        <text:list-item>
          <text:p text:style-name="P12">Wartość: 938.27208816 MeV. </text:p>
        </text:list-item>
      </text:list>
      <text:h text:style-name="Heading_20_4" text:outline-level="4">Krok 2: Pobieramy prędkość β</text:h>
      <text:p text:style-name="Text_20_body">Pobieramy prędkość β jako parametr modelu (wynikający z SR, β = v/c).</text:p>
      <text:list xml:id="list3511564121097857170" text:style-name="L13">
        <text:list-item>
          <text:p text:style-name="P31">Skąd: Z kontekstu stabilności protonu w PDG (stable particle) – β blisko 1. Weź β = 1 - 1e-50 z modelu. </text:p>
        </text:list-item>
        <text:list-item>
          <text:p text:style-name="P13">Wartość: β = 0.99999999999999999999999999999999999999999999999999. </text:p>
        </text:list-item>
      </text:list>
      <text:h text:style-name="Heading_20_4" text:outline-level="4">Krok 3: Pobieramy dane dla c (pole EM – ładunek)</text:h>
      <text:p text:style-name="Text_20_body">Pobieramy wartość ładunku elektrycznego protonu.</text:p>
      <text:list xml:id="list187603739380172523" text:style-name="L14">
        <text:list-item>
          <text:p text:style-name="P32">Skąd: Z PDG PDF dla protonu (rpp2024-list-p.pdf), sekcja "Electric charge q". Weź absolutną wartość |q|. </text:p>
        </text:list-item>
        <text:list-item>
          <text:p text:style-name="P14">Wartość: q = +1 (absolutna 1). </text:p>
        </text:list-item>
      </text:list>
      <text:h text:style-name="Heading_20_4" text:outline-level="4">Krok 4: Pobieramy dane dla d (pole EM – anomalia magnetyczna)</text:h>
      <text:p text:style-name="Text_20_body">Pobieramy wartość anomalii magnetycznego momentu dipolowego (a_p = (g-2)/2).</text:p>
      <text:list xml:id="list2895378324354124857" text:style-name="L15">
        <text:list-item>
          <text:p text:style-name="P33">Skąd: Z PDG PDF dla protonu (rpp2024-list-p.pdf), sekcja "Magnetic moment μ_p". Weź μ_p, oblicz a_p = μ_p - 1. </text:p>
        </text:list-item>
        <text:list-item>
          <text:p text:style-name="P15">Wartość: 1.79284734463. </text:p>
        </text:list-item>
      </text:list>
      <text:h text:style-name="Heading_20_4" text:outline-level="4">Krok 5: Wstawiamy dane do sedeniona (wektor 16D dla protonu – kompozyt uud)</text:h>
      <text:list xml:id="list8598135036440826209" text:style-name="L16">
        <text:list-item>
          <text:p text:style-name="P34">Real (e0): Wstaw sqrt(1 - β²) z masy (masa emergentna z real po normalizacji, ale start z sqrt dla SR). </text:p>
        </text:list-item>
        <text:list-item>
          <text:p text:style-name="P34">Im1 (e1): Wstaw β. </text:p>
        </text:list-item>
        <text:list-item>
          <text:p text:style-name="P34">Im2 (e2): Wstaw c = 1 (z ładunku, normowane |q| = 1). </text:p>
        </text:list-item>
        <text:list-item>
          <text:p text:style-name="P34">Im3 (e3): Wstaw d = wartość anomalii. </text:p>
        </text:list-item>
        <text:list-item>
          <text:p text:style-name="P16">Im4–Im15: Wstaw znormalizowane masy kwarków u/d (dla uud) z PDG (masy u=2.16 MeV, d=4.70 MeV; dims 4–7 dla colors, reszta 0 lub emergent). </text:p>
        </text:list-item>
      </text:list>
      <text:h text:style-name="Heading_20_4" text:outline-level="4">Krok 6: Normalizacja wektora do zakresu 0-1</text:h>
      <text:list xml:id="list7333447541986615158" text:style-name="L17">
        <text:list-item>
          <text:p text:style-name="P35">Zbuduj raw wektor: [real, Im1, Im2, Im3, Im4...Im15]. </text:p>
        </text:list-item>
        <text:list-item>
          <text:p text:style-name="P35">Oblicz normę: sqrt(sum(x² for x in raw)). </text:p>
        </text:list-item>
        <text:list-item>
          <text:p text:style-name="P17"><text:soft-page-break/>Podziel każdy komponent przez normę: normalized = [x / norm for x in raw] – to zapewnia |vec|² = 1 (E² = 1). Komponenty automatycznie w 0-1 po skalowaniu (bo β≈1, c=1 dominują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8S</meta:editing-duration>
    <meta:editing-cycles>6</meta:editing-cycles>
    <meta:generator>OpenOffice/4.1.7$Win32 OpenOffice.org_project/417m1$Build-9800</meta:generator>
    <dc:date>2026-01-04T14:50:55.15</dc:date>
    <meta:document-statistic meta:table-count="0" meta:image-count="0" meta:object-count="0" meta:page-count="5" meta:paragraph-count="112" meta:word-count="1530" meta:character-count="8757"/>
    <meta:user-defined meta:name="Info 1"/>
    <meta:user-defined meta:name="Info 2"/>
    <meta:user-defined meta:name="Info 3"/>
    <meta:user-defined meta:name="Info 4"/>
  </office:meta>
</office:document-meta>
</file>